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5" style:family="paragraph" style:parent-style-name="Standard">
      <style:text-properties fo:font-size="13.6000003814697pt" fo:font-style="normal" fo:font-weight="bold" style:font-size-asian="13.6000003814697pt" style:font-style-asian="normal" style:font-weight-asian="bold" style:font-size-complex="13.6000003814697pt" style:font-style-complex="normal" style:font-weight-complex="bold"/>
    </style:style>
    <style:style style:name="P6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 style:list-style-name="L4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 style:list-style-name="L2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9" style:family="paragraph" style:parent-style-name="Standard" style:list-style-name="L3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8429180916645105926" text:style-name="L1">
        <text:list-item>
          <text:p text:style-name="P6">10:09 <text:s/>uphill</text:p>
        </text:list-item>
        <text:list-item>
          <text:p text:style-name="P6"><text:s text:c="2"/>8:49 <text:s/>downhill</text:p>
        </text:list-item>
        <text:list-item>
          <text:p text:style-name="P6"><text:s text:c="2"/>8:05 <text:s/>downhill</text:p>
        </text:list-item>
        <text:list-item>
          <text:p text:style-name="P6">10:37 <text:s/>uphill</text:p>
        </text:list-item>
        <text:list-item>
          <text:p text:style-name="P6"><text:s text:c="2"/>9:48 <text:s/>uphill</text:p>
        </text:list-item>
        <text:list-item>
          <text:p text:style-name="P6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4"><text:soft-page-break/>Sat 7/23/16: <text:span text:style-name="T1">6.25 miles</text:span></text:p>
      <text:p text:style-name="P4">I ran with Colton McCurdy and Meghan <text:s/>Torok. <text:s/>This was Megan's first interval session and she did very well. The temp was in the 70's and felt rather warm by the end of the workout.</text:p>
      <text:p text:style-name="P4">I warmed up with 2 miles averaging about 9:45. The second mile was with C&amp;M.</text:p>
      <text:p text:style-name="P4">We rested a few minutes and stretched.</text:p>
      <text:p text:style-name="P4">We ran 1 x 220 yards in 53 seconds and then jogged 220 yards. <text:s/>I always run wide on a track so each lap is about 440 yards.</text:p>
      <text:p text:style-name="P4">We ran 8 x 440 yards with a 440 jog and rest after each. <text:s/>The 440 jog/rests averaged about 4:15.</text:p>
      <text:p text:style-name="P4">My times for the 440 runs:</text:p>
      <text:list xml:id="list9191591261489350769" text:style-name="L2">
        <text:list-item>
          <text:p text:style-name="P8">1:42.3 <text:tab/>5. <text:s/>1:39.6</text:p>
        </text:list-item>
      </text:list>
      <text:list xml:id="list2692562286406979986" text:style-name="L3">
        <text:list-item>
          <text:p text:style-name="P9">1:43.3<text:tab/><text:tab/>6. <text:s/>1:38.3</text:p>
        </text:list-item>
        <text:list-item>
          <text:p text:style-name="P9">1:46.0<text:tab/><text:tab/>7. <text:s/>1:39.1</text:p>
        </text:list-item>
        <text:list-item>
          <text:p text:style-name="P9">1:44.8<text:tab/><text:tab/>8. <text:s/>1:36.3</text:p>
        </text:list-item>
      </text:list>
      <text:p text:style-name="P4">Average = <text:s/>1:41.1</text:p>
      <text:p text:style-name="P4"/>
      <text:p text:style-name="P4">Sun 7/24/16: <text:span text:style-name="T1">4 miles</text:span> </text:p>
      <text:p text:style-name="P4">I ran 4 miles on hilly roads averaging 10:23/mile. <text:s/>This run included 2 x 0.25 miles uphill on a hill that has an average grade of 7 %. <text:s/>The times were 2:39 and 2:22.</text:p>
      <text:p text:style-name="P4"/>
      <text:p text:style-name="P4">Mon 7/25/16: <text:span text:style-name="T1">4 miles</text:span></text:p>
      <text:p text:style-name="P4">I walked and ran 4 miles on hilly roads and grass averaging 12:14/mi. <text:s/>I walked 0.2 miles and ran 0.3 miles during each half mile.</text:p>
      <text:p text:style-name="P4"/>
      <text:p text:style-name="P4">Tues 7/26/16: <text:span text:style-name="T1">3 miles</text:span></text:p>
      <text:p text:style-name="P4">I walked and ran 3 miles in 39 minutes. <text:s/>I walked and ran about the same amount.</text:p>
      <text:p text:style-name="P4"/>
      <text:p text:style-name="P4">Wed 7/27/16: <text:span text:style-name="T1">2 miles</text:span></text:p>
      <text:p text:style-name="P4">I ran 2 miles on hilly roads averaging 9:24/mile.</text:p>
      <text:p text:style-name="P4"/>
      <text:p text:style-name="P4">Thur 7/28/16: <text:span text:style-name="T1">6 miles</text:span></text:p>
      <text:p text:style-name="P4">I walked and ran 6 miles on hilly roads and grass and averaged 11:59/mi. <text:s/>I walked 0.2 miles and ran 0.4 miles and repeated until the end. <text:s/>I am walking and runing in training to prepare for the Can 50 mile run. When I started some walking and running about 6 weeks ago, the tops of my feet hurt when I was walking. <text:s/>With time they got better and today they felt okay. <text:s/></text:p>
      <text:p text:style-name="P4"/>
      <text:p text:style-name="P4">Fri 7/29/16: <text:span text:style-name="T1">5 miles</text:span></text:p>
      <text:p text:style-name="P4">I warmed up with a half mile and rested 2 minutes. <text:s/>Then I ran 4 miles on slightly hilly roads averaging 9:19/mile. <text:s/>At the end I warmed down with a half mile. <text:s/></text:p>
      <text:p text:style-name="P4"/>
      <text:p text:style-name="P5">30.25 miles in the last week</text:p>
      <text:p text:style-name="P2"><text:soft-page-break/>Sat 7/30/16: <text:span text:style-name="T1">3 miles</text:span></text:p>
      <text:p text:style-name="P2">I walked and ran 3 miles. <text:s/>I walked ¼ mile and ran ¼ mile and then repeated until the end. I was running and walking fairly quickly and averaged 11:51/mi</text:p>
      <text:p text:style-name="P2"/>
      <text:p text:style-name="P2">Sun 7/31/16: <text:span text:style-name="T1">3 miles</text:span></text:p>
      <text:p text:style-name="P2">I ran 3 miles on hilly roads and averaged 10:55/mi. <text:s/>I kept my pulse under 126. Most of the time it was under 120.</text:p>
      <text:p text:style-name="P2"/>
      <text:p text:style-name="P2">Mon 8/1/16: <text:span text:style-name="T1">3 miles</text:span></text:p>
      <text:p text:style-name="P2">I ran 3 miles on hilly roads and averaged 10:38/mi. <text:s/>I kept my pulse under 131. Most of the time it was under 120.</text:p>
      <text:p text:style-name="P2"/>
      <text:p text:style-name="P2">Tues 8/2/16: <text:span text:style-name="T1">3 miles</text:span></text:p>
      <text:p text:style-name="P2">Rather than run on hilly roads I ran on the Allegheny College track. <text:s/>I ran 3 miles in 32:02 and kept my pace very near 10:40/mi. <text:s/>My heart rate increased relatively continuously and at 2 miles it was 119 bpm and at the end it was 123 bpm. <text:s/>My recently measured maximum heart rate is near 170 bpm. <text:s/>When my heart rate reached 123 bpm today, it was 72% of maximum. </text:p>
      <text:p text:style-name="P2"/>
      <text:p text:style-name="P2">Wed 8/3/16: <text:span text:style-name="T1">3</text:span> <text:span text:style-name="T1">miles</text:span></text:p>
      <text:p text:style-name="P2">I ran 3 miles on hilly roads and grass in 29:59.</text:p>
      <text:p text:style-name="P2"/>
      <text:p text:style-name="P2">Thurs 8/4/16: <text:span text:style-name="T1">3 miles</text:span></text:p>
      <text:p text:style-name="P2">I ran on the Allegheny track and ran 3 miles in 29:56.</text:p>
      <text:p text:style-name="P2"><text:s text:c="8"/>Splits <text:s text:c="6"/>Pulse at the end of each mile</text:p>
      <text:list xml:id="list1727221226949101268" text:style-name="L4">
        <text:list-item>
          <text:p text:style-name="P7">9:58<text:tab/><text:tab/>124</text:p>
        </text:list-item>
        <text:list-item>
          <text:p text:style-name="P7">9:59<text:tab/><text:tab/>130 </text:p>
        </text:list-item>
        <text:list-item>
          <text:p text:style-name="P7">9:59<text:tab/><text:tab/>134</text:p>
        </text:list-item>
      </text:list>
      <text:p text:style-name="P2">I walked slowly after running and after 1 minutes my pulse was 113 bpm and after 3 minutes it was 89 bpm. <text:s/>134 bpm is 79% of maximum.</text:p>
      <text:p text:style-name="P2"/>
      <text:p text:style-name="P2">Fri 8/5/16: <text:s/><text:span text:style-name="T1">2 miles</text:span></text:p>
      <text:p text:style-name="P2">I walked and ran 2 miles on a treadmill. The incline and speed were gradually increased as I ran until it was a hard run.</text:p>
      <text:p text:style-name="P2"><text:s text:c="2"/></text:p>
      <text:p text:style-name="P3">20 miles in the last week</text:p>
      <text:p text:style-name="P3"/>
      <text:p text:style-name="P3"/>
      <text:p text:style-name="P3"/>
      <text:p text:style-name="P3"><text:soft-page-break/>I have had a good year of running and racing and now have decided not to run very hard or fast for awhile. <text:s/>This means I may not run another race until the end of the year.</text:p>
      <text:p text:style-name="P3"/>
      <text:p text:style-name="P2">Sat 8/6/16: <text:s/><text:span text:style-name="T1">2miles</text:span> </text:p>
      <text:p text:style-name="P2">I walked and ran 2 miles in 23:40. <text:s/>I walked 0.15 miles at the beginning of each mile. </text:p>
      <text:p text:style-name="P2"/>
      <text:p text:style-name="P2">Sun 8/7/16: <text:s/><text:span text:style-name="T1">1.5 miles</text:span></text:p>
      <text:p text:style-name="P2">I walked and ran 1.5 miles</text:p>
      <text:p text:style-name="P2"/>
      <text:p text:style-name="P2">Mon 8/8/16: <text:s/><text:span text:style-name="T1">1.5 miles</text:span></text:p>
      <text:p text:style-name="P2">I walked and ran 1.5 miles</text:p>
      <text:p text:style-name="P2"/>
      <text:p text:style-name="P2">Tues 8/9/16: <text:s/><text:span text:style-name="T1">1.5 miles</text:span></text:p>
      <text:p text:style-name="P2">I walked and ran 1.5 mi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8-09T08:45:47.13</dc:date>
    <dc:creator>James Lombardi</dc:creator>
    <meta:editing-duration>PT14H49M37S</meta:editing-duration>
    <meta:editing-cycles>119</meta:editing-cycles>
    <meta:document-statistic meta:table-count="0" meta:image-count="0" meta:object-count="0" meta:page-count="4" meta:paragraph-count="83" meta:word-count="954" meta:character-count="4756"/>
  </office:meta>
</office:document-meta>
</file>